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41"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88mm" fo:break-before="auto" style:use-optimal-row-height="true"/>
    </style:style>
    <style:style style:name="ro4" style:family="table-row">
      <style:table-row-properties style:row-height="6mm" fo:break-before="auto" style:use-optimal-row-height="true"/>
    </style:style>
    <style:style style:name="ro5" style:family="table-row">
      <style:table-row-properties style:row-height="10.58mm" fo:break-before="auto" style:use-optimal-row-height="true"/>
    </style:style>
    <style:style style:name="ro6" style:family="table-row">
      <style:table-row-properties style:row-height="13.41mm" fo:break-before="auto" style:use-optimal-row-height="true"/>
    </style:style>
    <style:style style:name="ro7" style:family="table-row">
      <style:table-row-properties style:row-height="22.23mm" fo:break-before="auto" style:use-optimal-row-height="true"/>
    </style:style>
    <style:style style:name="ro8" style:family="table-row">
      <style:table-row-properties style:row-height="26.81mm" fo:break-before="auto" style:use-optimal-row-height="true"/>
    </style:style>
    <style:style style:name="ro9" style:family="table-row">
      <style:table-row-properties style:row-height="9.53mm" fo:break-before="auto" style:use-optimal-row-height="true"/>
    </style:style>
    <style:style style:name="ro10" style:family="table-row">
      <style:table-row-properties style:row-height="14.46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6.43mm" fo:break-before="auto" style:use-optimal-row-height="true"/>
    </style:style>
    <style:style style:name="ro14" style:family="table-row">
      <style:table-row-properties style:row-height="90.31mm" fo:break-before="auto" style:use-optimal-row-height="true"/>
    </style:style>
    <style:style style:name="ro15" style:family="table-row">
      <style:table-row-properties style:row-height="147.11mm" fo:break-before="auto" style:use-optimal-row-height="true"/>
    </style:style>
    <style:style style:name="ro16" style:family="table-row">
      <style:table-row-properties style:row-height="23.64mm" fo:break-before="auto" style:use-optimal-row-height="true"/>
    </style:style>
    <style:style style:name="ro17" style:family="table-row">
      <style:table-row-properties style:row-height="100.54mm" fo:break-before="auto" style:use-optimal-row-height="true"/>
    </style:style>
    <style:style style:name="ro18" style:family="table-row">
      <style:table-row-properties style:row-height="15.17mm" fo:break-before="auto" style:use-optimal-row-height="true"/>
    </style:style>
    <style:style style:name="ro19" style:family="table-row">
      <style:table-row-properties style:row-height="19.76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7.29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7.33mm" fo:break-before="auto" style:use-optimal-row-height="true"/>
    </style:style>
    <style:style style:name="ro26" style:family="table-row">
      <style:table-row-properties style:row-height="53.98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1.38mm" fo:break-before="auto" style:use-optimal-row-height="true"/>
    </style:style>
    <style:style style:name="ro29" style:family="table-row">
      <style:table-row-properties style:row-height="27.52mm" fo:break-before="auto" style:use-optimal-row-height="true"/>
    </style:style>
    <style:style style:name="ro30" style:family="table-row">
      <style:table-row-properties style:row-height="67.03mm" fo:break-before="auto" style:use-optimal-row-height="true"/>
    </style:style>
    <style:style style:name="ro31" style:family="table-row">
      <style:table-row-properties style:row-height="212.37mm" fo:break-before="auto" style:use-optimal-row-height="true"/>
    </style:style>
    <style:style style:name="ro32" style:family="table-row">
      <style:table-row-properties style:row-height="59.09mm" fo:break-before="auto" style:use-optimal-row-height="false"/>
    </style:style>
    <style:style style:name="ro33" style:family="table-row">
      <style:table-row-properties style:row-height="91.37mm" fo:break-before="auto" style:use-optimal-row-height="true"/>
    </style:style>
    <style:style style:name="ro34" style:family="table-row">
      <style:table-row-properties style:row-height="30.34mm" fo:break-before="auto" style:use-optimal-row-height="true"/>
    </style:style>
    <style:style style:name="ro35" style:family="table-row">
      <style:table-row-properties style:row-height="10mm" fo:break-before="auto" style:use-optimal-row-height="true"/>
    </style:style>
    <style:style style:name="ro36" style:family="table-row">
      <style:table-row-properties style:row-height="101.25mm" fo:break-before="auto" style:use-optimal-row-height="true"/>
    </style:style>
    <style:style style:name="ro37" style:family="table-row">
      <style:table-row-properties style:row-height="53.62mm" fo:break-before="auto" style:use-optimal-row-height="true"/>
    </style:style>
    <style:style style:name="ro38" style:family="table-row">
      <style:table-row-properties style:row-height="49.14mm" fo:break-before="auto" style:use-optimal-row-height="true"/>
    </style:style>
    <style:style style:name="ro39" style:family="table-row">
      <style:table-row-properties style:row-height="84.67mm" fo:break-before="auto" style:use-optimal-row-height="true"/>
    </style:style>
    <style:style style:name="ro40" style:family="table-row">
      <style:table-row-properties style:row-height="33.16mm" fo:break-before="auto" style:use-optimal-row-height="true"/>
    </style:style>
    <style:style style:name="ro41" style:family="table-row">
      <style:table-row-properties style:row-height="19.05mm" fo:break-before="auto" style:use-optimal-row-height="true"/>
    </style:style>
    <style:style style:name="ro42" style:family="table-row">
      <style:table-row-properties style:row-height="35.28mm" fo:break-before="auto" style:use-optimal-row-height="true"/>
    </style:style>
    <style:style style:name="ro43" style:family="table-row">
      <style:table-row-properties style:row-height="193.68mm" fo:break-before="auto" style:use-optimal-row-height="true"/>
    </style:style>
    <style:style style:name="ro44" style:family="table-row">
      <style:table-row-properties style:row-height="70.91mm" fo:break-before="auto" style:use-optimal-row-height="true"/>
    </style:style>
    <style:style style:name="ro45" style:family="table-row">
      <style:table-row-properties style:row-height="66.68mm" fo:break-before="auto" style:use-optimal-row-height="true"/>
    </style:style>
    <style:style style:name="ro46" style:family="table-row">
      <style:table-row-properties style:row-height="79.02mm" fo:break-before="auto" style:use-optimal-row-height="true"/>
    </style:style>
    <style:style style:name="ro47" style:family="table-row">
      <style:table-row-properties style:row-height="18.96mm" fo:break-before="auto" style:use-optimal-row-height="false"/>
    </style:style>
    <style:style style:name="ro48" style:family="table-row">
      <style:table-row-properties style:row-height="75.49mm" fo:break-before="auto" style:use-optimal-row-height="true"/>
    </style:style>
    <style:style style:name="ro49" style:family="table-row">
      <style:table-row-properties style:row-height="79.38mm" fo:break-before="auto" style:use-optimal-row-height="true"/>
    </style:style>
    <style:style style:name="ro50" style:family="table-row">
      <style:table-row-properties style:row-height="58.65mm" fo:break-before="auto" style:use-optimal-row-height="false"/>
    </style:style>
    <style:style style:name="ro51" style:family="table-row">
      <style:table-row-properties style:row-height="64.91mm" fo:break-before="auto" style:use-optimal-row-height="true"/>
    </style:style>
    <style:style style:name="ro52" style:family="table-row">
      <style:table-row-properties style:row-height="73.01mm" fo:break-before="auto" style:use-optimal-row-height="false"/>
    </style:style>
    <style:style style:name="ro53" style:family="table-row">
      <style:table-row-properties style:row-height="31.4mm" fo:break-before="auto" style:use-optimal-row-height="true"/>
    </style:style>
    <style:style style:name="ro54" style:family="table-row">
      <style:table-row-properties style:row-height="32.19mm" fo:break-before="auto" style:use-optimal-row-height="false"/>
    </style:style>
    <style:style style:name="ro55" style:family="table-row">
      <style:table-row-properties style:row-height="88.53mm" fo:break-before="auto" style:use-optimal-row-height="false"/>
    </style:style>
    <style:style style:name="ro56" style:family="table-row">
      <style:table-row-properties style:row-height="338.67mm" fo:break-before="auto" style:use-optimal-row-height="true"/>
    </style:style>
    <style:style style:name="ro57" style:family="table-row">
      <style:table-row-properties style:row-height="71.44mm" fo:break-before="auto" style:use-optimal-row-height="false"/>
    </style:style>
    <style:style style:name="ro58" style:family="table-row">
      <style:table-row-properties style:row-height="18.34mm" fo:break-before="auto" style:use-optimal-row-height="true"/>
    </style:style>
    <style:style style:name="ro59" style:family="table-row">
      <style:table-row-properties style:row-height="34.93mm" fo:break-before="auto" style:use-optimal-row-height="true"/>
    </style:style>
    <style:style style:name="ro60" style:family="table-row">
      <style:table-row-properties style:row-height="163.6mm" fo:break-before="auto" style:use-optimal-row-height="false"/>
    </style:style>
    <style:style style:name="ro61" style:family="table-row">
      <style:table-row-properties style:row-height="50.09mm" fo:break-before="auto" style:use-optimal-row-height="true"/>
    </style:style>
    <style:style style:name="ro62" style:family="table-row">
      <style:table-row-properties style:row-height="78.62mm" fo:break-before="auto" style:use-optimal-row-height="false"/>
    </style:style>
    <style:style style:name="ro63" style:family="table-row">
      <style:table-row-properties style:row-height="86.87mm" fo:break-before="auto" style:use-optimal-row-height="false"/>
    </style:style>
    <style:style style:name="ro64" style:family="table-row">
      <style:table-row-properties style:row-height="56mm" fo:break-before="auto" style:use-optimal-row-height="false"/>
    </style:style>
    <style:style style:name="ro65" style:family="table-row">
      <style:table-row-properties style:row-height="82.9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45.16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21mm" fo:break-before="auto" style:use-optimal-row-height="false"/>
    </style:style>
    <style:style style:name="ro115" style:family="table-row">
      <style:table-row-properties style:row-height="38.81mm" fo:break-before="auto" style:use-optimal-row-height="true"/>
    </style:style>
    <style:style style:name="ro116" style:family="table-row">
      <style:table-row-properties style:row-height="137.94mm" fo:break-before="auto" style:use-optimal-row-height="true"/>
    </style:style>
    <style:style style:name="ro117" style:family="table-row">
      <style:table-row-properties style:row-height="21.87mm" fo:break-before="auto" style:use-optimal-row-height="true"/>
    </style:style>
    <style:style style:name="ro118" style:family="table-row">
      <style:table-row-properties style:row-height="13.76mm" fo:break-before="auto" style:use-optimal-row-height="true"/>
    </style:style>
    <style:style style:name="ro119" style:family="table-row">
      <style:table-row-properties style:row-height="5.17mm" fo:break-before="auto" style:use-optimal-row-height="true"/>
    </style:style>
    <style:style style:name="ro120" style:family="table-row">
      <style:table-row-properties style:row-height="195.12mm" fo:break-before="auto" style:use-optimal-row-height="true"/>
    </style:style>
    <style:style style:name="ro121" style:family="table-row">
      <style:table-row-properties style:row-height="37.41mm" fo:break-before="auto" style:use-optimal-row-height="true"/>
    </style:style>
    <style:style style:name="ro122" style:family="table-row">
      <style:table-row-properties style:row-height="26.49mm" fo:break-before="auto" style:use-optimal-row-height="true"/>
    </style:style>
    <style:style style:name="ro123" style:family="table-row">
      <style:table-row-properties style:row-height="43.66mm" fo:break-before="auto" style:use-optimal-row-height="true"/>
    </style:style>
    <style:style style:name="ro124" style:family="table-row">
      <style:table-row-properties style:row-height="22.49mm" fo:break-before="auto" style:use-optimal-row-height="true"/>
    </style:style>
    <style:style style:name="ro125" style:family="table-row">
      <style:table-row-properties style:row-height="8.38mm" fo:break-before="auto" style:use-optimal-row-height="true"/>
    </style:style>
    <style:style style:name="ro126" style:family="table-row">
      <style:table-row-properties style:row-height="47.18mm" fo:break-before="auto" style:use-optimal-row-height="true"/>
    </style:style>
    <style:style style:name="ro127" style:family="table-row">
      <style:table-row-properties style:row-height="11.91mm" fo:break-before="auto" style:use-optimal-row-height="true"/>
    </style:style>
    <style:style style:name="ro128" style:family="table-row">
      <style:table-row-properties style:row-height="15.43mm" fo:break-before="auto" style:use-optimal-row-height="true"/>
    </style:style>
    <style:style style:name="ro129" style:family="table-row">
      <style:table-row-properties style:row-height="57.77mm" fo:break-before="auto" style:use-optimal-row-height="true"/>
    </style:style>
    <style:style style:name="ro130" style:family="table-row">
      <style:table-row-properties style:row-height="29.55mm" fo:break-before="auto" style:use-optimal-row-height="true"/>
    </style:style>
    <style:style style:name="ro131" style:family="table-row">
      <style:table-row-properties style:row-height="18.96mm" fo:break-before="auto" style:use-optimal-row-height="true"/>
    </style:style>
    <style:style style:name="ro132" style:family="table-row">
      <style:table-row-properties style:row-height="26.02mm" fo:break-before="auto" style:use-optimal-row-height="true"/>
    </style:style>
    <style:style style:name="ro133" style:family="table-row">
      <style:table-row-properties style:row-height="15.54mm" fo:break-before="auto" style:use-optimal-row-height="false"/>
    </style:style>
    <style:style style:name="ro134" style:family="table-row">
      <style:table-row-properties style:row-height="16.07mm" fo:break-before="auto" style:use-optimal-row-height="false"/>
    </style:style>
    <style:style style:name="ro135" style:family="table-row">
      <style:table-row-properties style:row-height="36.6mm" fo:break-before="auto" style:use-optimal-row-height="true"/>
    </style:style>
    <style:style style:name="ro136" style:family="table-row">
      <style:table-row-properties style:row-height="71.88mm" fo:break-before="auto" style:use-optimal-row-height="true"/>
    </style:style>
    <style:style style:name="ro137" style:family="table-row">
      <style:table-row-properties style:row-height="64.73mm" fo:break-before="auto" style:use-optimal-row-height="false"/>
    </style:style>
    <style:style style:name="ro138" style:family="table-row">
      <style:table-row-properties style:row-height="64.82mm" fo:break-before="auto" style:use-optimal-row-height="true"/>
    </style:style>
    <style:style style:name="ro139" style:family="table-row">
      <style:table-row-properties style:row-height="33.07mm" fo:break-before="auto" style:use-optimal-row-height="true"/>
    </style:style>
    <style:style style:name="ro140" style:family="table-row">
      <style:table-row-properties style:row-height="50.71mm" fo:break-before="auto" style:use-optimal-row-height="true"/>
    </style:style>
    <style:style style:name="ro142" style:family="table-row">
      <style:table-row-properties style:row-height="22.3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7" style:family="table-cell" style:parent-style-name="Default">
      <style:table-cell-properties fo:background-color="#fff200"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9" style:family="table-cell" style:parent-style-name="Default">
      <style:table-cell-properties fo:background-color="transparent" fo:wrap-option="wrap"/>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82"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asian="ＭＳ Ｐゴシック" style:font-name-complex="TakaoPGothic"/>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9"/>
        <table:table-column table:style-name="co12" table:default-cell-style-name="ce49"/>
        <table:table-column table:style-name="co11" table:default-cell-style-name="ce49"/>
        <table:table-column table:style-name="co12" table:visibility="collapse" table:default-cell-style-name="ce49"/>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5"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5">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6">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6">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6">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7">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8">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9">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9">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5">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5">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6">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10">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9">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1">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3">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2">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5">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3">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5">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4">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5">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5">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5">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5">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7">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5">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8">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9">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20">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1">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6">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6">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2">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2">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3">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4">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5">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8">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2">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2">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5">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18">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117" office:value-type="string" calcext:value-type="string">
            <text:p>1. アドオン「Permission Auto Registerer」を導入する</text:p>
            <text:p>2. MCDで設定を反映する</text:p>
          </table:table-cell>
          <table:table-cell table:style-name="ce123" office:value-type="string" calcext:value-type="string">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6">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7">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8">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5">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18">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6">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6">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9">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30">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1">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6">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2">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5">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3">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4">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5">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6">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6">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6">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9">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7">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9">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7">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6">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6">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8">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5">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8">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9">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9">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9">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6">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5">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9">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5">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40">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1">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5">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2">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2">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2">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9">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3">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4">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5">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6">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6">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7">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7">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7">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5">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8">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4">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9">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50">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2">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1">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6">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2">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6">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3">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4">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2">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5">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6">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6">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2">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18">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6">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7">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6">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6">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8">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9">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6">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60">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2">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22">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117" office:value-type="string" calcext:value-type="string">
            <text:p>1. アドオン「Permission Auto Registerer」を導入する</text:p>
            <text:p>2. MCDで設定を反映する</text:p>
          </table:table-cell>
          <table:table-cell table:style-name="ce119"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6">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2">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2">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6">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6">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6">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9">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9">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6">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5">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18">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20" office:value-type="string" calcext:value-type="string">
            <text:p>lockPref("extensions.autopermission.sites.(site)", "geo=1");</text:p>
            <text:p>clearPref("extensions.autopermission.sites.(site).lastValue");</text:p>
          </table:table-cell>
          <table:table-cell table:style-name="ce132" table:formula="of:=IF([.K163]=&quot;&quot;;&quot;?&quot;;IF([.M163]=&quot;&quot;;&quot;新規&quot;;IF([.K163]=[.M163];&quot;&quot;;&quot;変更あり&quot;)))">
            <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1">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9">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9">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6">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2">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6">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3">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40">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9">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8">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5">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5">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4">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117" office:value-type="string" calcext:value-type="string">
            <text:p>アドオン「Disable Sync」を導入する</text:p>
          </table:table-cell>
          <table:table-cell table:style-name="ce121" office:value-type="string" calcext:value-type="string">
            <text:p>-</text:p>
          </table:table-cell>
          <table:table-cell table:style-name="ce132" table:formula="of:=IF([.K183]=&quot;&quot;;&quot;?&quot;;IF([.M183]=&quot;&quot;;&quot;新規&quot;;IF([.K183]=[.M183];&quot;&quot;;&quot;変更あり&quot;)))">
            <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3">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5">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5">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8">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8">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117" office:value-type="string" calcext:value-type="string">
            <text:p>アドオン「Places Auto Vacuum On Idle」を導入する。</text:p>
          </table:table-cell>
          <table:table-cell table:style-name="ce119" office:value-type="string" calcext:value-type="string">
            <text:p>-</text:p>
          </table:table-cell>
          <table:table-cell table:style-name="ce132" table:formula="of:=IF([.K198]=&quot;&quot;;&quot;?&quot;;IF([.M198]=&quot;&quot;;&quot;新規&quot;;IF([.K198]=[.M198];&quot;&quot;;&quot;変更あり&quot;)))">
            <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6">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2">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6">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6">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6">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9">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6">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2">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2">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5">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6">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6">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6">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5">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2">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9">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4">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5">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6">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6">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2">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2">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8">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6">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24"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32" table:formula="of:=IF([.K274]=&quot;&quot;;&quot;?&quot;;IF([.M274]=&quot;&quot;;&quot;新規&quot;;IF([.K274]=[.M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2">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4">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5">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4">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3">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5">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8">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2">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4">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9">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3">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8">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5">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5">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5">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9">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9">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9">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2">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9">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3">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4">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4">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8">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9">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5">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5">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5">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6">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6">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4">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6">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6">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8">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9">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6">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6">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4">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9">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4">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9">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8">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22">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117" office:value-type="string" calcext:value-type="string">
            <text:p>1. アドオン「Permission Auto Registerer」を導入する</text:p>
            <text:p>2. MCDで設定を反映する</text:p>
          </table:table-cell>
          <table:table-cell table:style-name="ce119"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6">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9">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9">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9">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9">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4">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5">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5">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96">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96">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96">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4">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4">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4">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4">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5">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2">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2">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8">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5">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2">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4">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6">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5">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6">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5">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5">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9">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7">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3">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5">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8">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8">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8">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8">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8">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8">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8">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8">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8">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5">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2">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5">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2">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5">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5">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5">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5">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19">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19">
          <table:table-cell table:number-columns-repeated="5"/>
          <table:table-cell table:style-name="ce28" table:number-columns-repeated="3"/>
          <table:table-cell table:number-columns-repeated="11"/>
          <table:table-cell table:style-name="ce59"/>
          <table:table-cell table:number-columns-repeated="1004"/>
        </table:table-row>
        <table:table-row table:style-name="ro119" table:number-rows-repeated="1047562">
          <table:table-cell table:number-columns-repeated="1024"/>
        </table:table-row>
        <table:table-row table:style-name="ro119">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visibility="collapse" table:default-cell-style-name="ce12"/>
        <table:table-column table:style-name="co23" table:default-cell-style-name="ce12"/>
        <table:table-column table:style-name="co24" table:default-cell-style-name="ce12"/>
        <table:table-column table:style-name="co25" table:default-cell-style-name="ce12"/>
        <table:table-column table:style-name="co25" table:visibility="collapse" table:default-cell-style-name="ce12"/>
        <table:table-column table:style-name="co26" table:visibility="collapse"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6" table:default-cell-style-name="ce12"/>
        <table:table-row table:style-name="ro120">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119">
          <table:table-cell table:style-name="ce6" table:number-columns-repeated="29"/>
          <table:table-cell table:number-columns-repeated="995"/>
        </table:table-row>
        <table:table-row table:style-name="ro121">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95"/>
        </table:table-row>
        <table:table-row table:style-name="ro123">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H2];[$'verify-targets-to-chapters'.$A$1:.$B$999];2;0);IF([.$A2]=&quot;&quot;;&quot;&quot;;&quot;省略&quot;))">
            <text:p/>
          </table:table-cell>
          <table:table-cell table:number-columns-repeated="995"/>
        </table:table-row>
        <table:table-row table:style-name="ro123">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H6];[$'verify-targets-to-chapters'.$A$1:.$B$999];2;0);IF([.$A6]=&quot;&quot;;&quot;&quot;;&quot;省略&quot;))">
            <text:p/>
          </table:table-cell>
          <table:table-cell table:number-columns-repeated="995"/>
        </table:table-row>
        <table:table-row table:style-name="ro123">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undoCloseWindow</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H7];[$'verify-targets-to-chapters'.$A$1:.$B$999];2;0);IF([.$A7]=&quot;&quot;;&quot;&quot;;&quot;省略&quot;))">
            <text:p/>
          </table:table-cell>
          <table:table-cell table:number-columns-repeated="995"/>
        </table:table-row>
        <table:table-row table:style-name="ro124">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H8];[$'verify-targets-to-chapters'.$A$1:.$B$999];2;0);IF([.$A8]=&quot;&quot;;&quot;&quot;;&quot;省略&quot;))">
            <text:p/>
          </table:table-cell>
          <table:table-cell table:number-columns-repeated="995"/>
        </table:table-row>
        <table:table-row table:style-name="ro125">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H9];[$'verify-targets-to-chapters'.$A$1:.$B$999];2;0);IF([.$A9]=&quot;&quot;;&quot;&quot;;&quot;省略&quot;))">
            <text:p/>
          </table:table-cell>
          <table:table-cell table:number-columns-repeated="995"/>
        </table:table-row>
        <table:table-row table:style-name="ro126">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H10];[$'verify-targets-to-chapters'.$A$1:.$B$999];2;0);IF([.$A10]=&quot;&quot;;&quot;&quot;;&quot;省略&quot;))">
            <text:p/>
          </table:table-cell>
          <table:table-cell table:number-columns-repeated="995"/>
        </table:table-row>
        <table:table-row table:style-name="ro124">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H11];[$'verify-targets-to-chapters'.$A$1:.$B$999];2;0);IF([.$A11]=&quot;&quot;;&quot;&quot;;&quot;省略&quot;))">
            <text:p/>
          </table:table-cell>
          <table:table-cell table:number-columns-repeated="995"/>
        </table:table-row>
        <table:table-row table:style-name="ro126">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H12];[$'verify-targets-to-chapters'.$A$1:.$B$999];2;0);IF([.$A12]=&quot;&quot;;&quot;&quot;;&quot;省略&quot;))">
            <text:p/>
          </table:table-cell>
          <table:table-cell table:number-columns-repeated="995"/>
        </table:table-row>
        <table:table-row table:style-name="ro127">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H13];[$'verify-targets-to-chapters'.$A$1:.$B$999];2;0);IF([.$A13]=&quot;&quot;;&quot;&quot;;&quot;省略&quot;))">
            <text:p/>
          </table:table-cell>
          <table:table-cell table:number-columns-repeated="995"/>
        </table:table-row>
        <table:table-row table:style-name="ro128">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H14];[$'verify-targets-to-chapters'.$A$1:.$B$999];2;0);IF([.$A14]=&quot;&quot;;&quot;&quot;;&quot;省略&quot;))">
            <text:p/>
          </table:table-cell>
          <table:table-cell table:number-columns-repeated="995"/>
        </table:table-row>
        <table:table-row table:style-name="ro129">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15];[$'verify-targets-to-chapters'.$A$1:.$B$999];2;0);IF([.$A15]=&quot;&quot;;&quot;&quot;;&quot;省略&quot;))">
            <text:p/>
          </table:table-cell>
          <table:table-cell table:number-columns-repeated="995"/>
        </table:table-row>
        <table:table-row table:style-name="ro123">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H16];[$'verify-targets-to-chapters'.$A$1:.$B$999];2;0);IF([.$A16]=&quot;&quot;;&quot;&quot;;&quot;省略&quot;))">
            <text:p/>
          </table:table-cell>
          <table:table-cell table:number-columns-repeated="995"/>
        </table:table-row>
        <table:table-row table:style-name="ro123">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H17];[$'verify-targets-to-chapters'.$A$1:.$B$999];2;0);IF([.$A17]=&quot;&quot;;&quot;&quot;;&quot;省略&quot;))">
            <text:p/>
          </table:table-cell>
          <table:table-cell table:number-columns-repeated="995"/>
        </table:table-row>
        <table:table-row table:style-name="ro123">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18];[$'verify-targets-to-chapters'.$A$1:.$B$999];2;0);IF([.$A18]=&quot;&quot;;&quot;&quot;;&quot;省略&quot;))">
            <text:p/>
          </table:table-cell>
          <table:table-cell table:number-columns-repeated="995"/>
        </table:table-row>
        <table:table-row table:style-name="ro130">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H19];[$'verify-targets-to-chapters'.$A$1:.$B$999];2;0);IF([.$A19]=&quot;&quot;;&quot;&quot;;&quot;省略&quot;))">
            <text:p/>
          </table:table-cell>
          <table:table-cell table:number-columns-repeated="995"/>
        </table:table-row>
        <table:table-row table:style-name="ro130">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0];[$'verify-targets-to-chapters'.$A$1:.$B$999];2;0);IF([.$A20]=&quot;&quot;;&quot;&quot;;&quot;省略&quot;))">
            <text:p/>
          </table:table-cell>
          <table:table-cell table:number-columns-repeated="995"/>
        </table:table-row>
        <table:table-row table:style-name="ro123">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1];[$'verify-targets-to-chapters'.$A$1:.$B$999];2;0);IF([.$A21]=&quot;&quot;;&quot;&quot;;&quot;省略&quot;))">
            <text:p/>
          </table:table-cell>
          <table:table-cell table:number-columns-repeated="995"/>
        </table:table-row>
        <table:table-row table:style-name="ro130">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2];[$'verify-targets-to-chapters'.$A$1:.$B$999];2;0);IF([.$A22]=&quot;&quot;;&quot;&quot;;&quot;省略&quot;))">
            <text:p/>
          </table:table-cell>
          <table:table-cell table:number-columns-repeated="995"/>
        </table:table-row>
        <table:table-row table:style-name="ro126">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3];[$'verify-targets-to-chapters'.$A$1:.$B$999];2;0);IF([.$A23]=&quot;&quot;;&quot;&quot;;&quot;省略&quot;))">
            <text:p/>
          </table:table-cell>
          <table:table-cell table:number-columns-repeated="995"/>
        </table:table-row>
        <table:table-row table:style-name="ro130">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4];[$'verify-targets-to-chapters'.$A$1:.$B$999];2;0);IF([.$A24]=&quot;&quot;;&quot;&quot;;&quot;省略&quot;))">
            <text:p/>
          </table:table-cell>
          <table:table-cell table:number-columns-repeated="995"/>
        </table:table-row>
        <table:table-row table:style-name="ro127">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5];[$'verify-targets-to-chapters'.$A$1:.$B$999];2;0);IF([.$A25]=&quot;&quot;;&quot;&quot;;&quot;省略&quot;))">
            <text:p/>
          </table:table-cell>
          <table:table-cell table:number-columns-repeated="995"/>
        </table:table-row>
        <table:table-row table:style-name="ro123">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H26];[$'verify-targets-to-chapters'.$A$1:.$B$999];2;0);IF([.$A26]=&quot;&quot;;&quot;&quot;;&quot;省略&quot;))">
            <text:p/>
          </table:table-cell>
          <table:table-cell table:number-columns-repeated="995"/>
        </table:table-row>
        <table:table-row table:style-name="ro123">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7];[$'verify-targets-to-chapters'.$A$1:.$B$999];2;0);IF([.$A27]=&quot;&quot;;&quot;&quot;;&quot;省略&quot;))">
            <text:p/>
          </table:table-cell>
          <table:table-cell table:number-columns-repeated="995"/>
        </table:table-row>
        <table:table-row table:style-name="ro127">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28];[$'verify-targets-to-chapters'.$A$1:.$B$999];2;0);IF([.$A28]=&quot;&quot;;&quot;&quot;;&quot;省略&quot;))">
            <text:p/>
          </table:table-cell>
          <table:table-cell table:number-columns-repeated="995"/>
        </table:table-row>
        <table:table-row table:style-name="ro130">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H29];[$'verify-targets-to-chapters'.$A$1:.$B$999];2;0);IF([.$A29]=&quot;&quot;;&quot;&quot;;&quot;省略&quot;))">
            <text:p/>
          </table:table-cell>
          <table:table-cell table:number-columns-repeated="995"/>
        </table:table-row>
        <table:table-row table:style-name="ro130">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H30];[$'verify-targets-to-chapters'.$A$1:.$B$999];2;0);IF([.$A30]=&quot;&quot;;&quot;&quot;;&quot;省略&quot;))">
            <text:p/>
          </table:table-cell>
          <table:table-cell table:number-columns-repeated="995"/>
        </table:table-row>
        <table:table-row table:style-name="ro127">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H31];[$'verify-targets-to-chapters'.$A$1:.$B$999];2;0);IF([.$A31]=&quot;&quot;;&quot;&quot;;&quot;省略&quot;))">
            <text:p/>
          </table:table-cell>
          <table:table-cell table:number-columns-repeated="995"/>
        </table:table-row>
        <table:table-row table:style-name="ro127">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32];[$'verify-targets-to-chapters'.$A$1:.$B$999];2;0);IF([.$A32]=&quot;&quot;;&quot;&quot;;&quot;省略&quot;))">
            <text:p/>
          </table:table-cell>
          <table:table-cell table:number-columns-repeated="995"/>
        </table:table-row>
        <table:table-row table:style-name="ro127">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33];[$'verify-targets-to-chapters'.$A$1:.$B$999];2;0);IF([.$A33]=&quot;&quot;;&quot;&quot;;&quot;省略&quot;))">
            <text:p/>
          </table:table-cell>
          <table:table-cell table:number-columns-repeated="995"/>
        </table:table-row>
        <table:table-row table:style-name="ro128">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H34];[$'verify-targets-to-chapters'.$A$1:.$B$999];2;0);IF([.$A34]=&quot;&quot;;&quot;&quot;;&quot;省略&quot;))">
            <text:p/>
          </table:table-cell>
          <table:table-cell table:number-columns-repeated="995"/>
        </table:table-row>
        <table:table-row table:style-name="ro125">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H35];[$'verify-targets-to-chapters'.$A$1:.$B$999];2;0);IF([.$A35]=&quot;&quot;;&quot;&quot;;&quot;省略&quot;))">
            <text:p/>
          </table:table-cell>
          <table:table-cell table:number-columns-repeated="995"/>
        </table:table-row>
        <table:table-row table:style-name="ro127">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H36];[$'verify-targets-to-chapters'.$A$1:.$B$999];2;0);IF([.$A36]=&quot;&quot;;&quot;&quot;;&quot;省略&quot;))">
            <text:p/>
          </table:table-cell>
          <table:table-cell table:number-columns-repeated="995"/>
        </table:table-row>
        <table:table-row table:style-name="ro125">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H37];[$'verify-targets-to-chapters'.$A$1:.$B$999];2;0);IF([.$A37]=&quot;&quot;;&quot;&quot;;&quot;省略&quot;))">
            <text:p/>
          </table:table-cell>
          <table:table-cell table:number-columns-repeated="995"/>
        </table:table-row>
        <table:table-row table:style-name="ro126">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H38];[$'verify-targets-to-chapters'.$A$1:.$B$999];2;0);IF([.$A38]=&quot;&quot;;&quot;&quot;;&quot;省略&quot;))">
            <text:p/>
          </table:table-cell>
          <table:table-cell table:number-columns-repeated="995"/>
        </table:table-row>
        <table:table-row table:style-name="ro125">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H39];[$'verify-targets-to-chapters'.$A$1:.$B$999];2;0);IF([.$A39]=&quot;&quot;;&quot;&quot;;&quot;省略&quot;))">
            <text:p/>
          </table:table-cell>
          <table:table-cell table:number-columns-repeated="995"/>
        </table:table-row>
        <table:table-row table:style-name="ro127">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H40];[$'verify-targets-to-chapters'.$A$1:.$B$999];2;0);IF([.$A40]=&quot;&quot;;&quot;&quot;;&quot;省略&quot;))">
            <text:p/>
          </table:table-cell>
          <table:table-cell table:number-columns-repeated="995"/>
        </table:table-row>
        <table:table-row table:style-name="ro125">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H41];[$'verify-targets-to-chapters'.$A$1:.$B$999];2;0);IF([.$A41]=&quot;&quot;;&quot;&quot;;&quot;省略&quot;))">
            <text:p/>
          </table:table-cell>
          <table:table-cell table:number-columns-repeated="995"/>
        </table:table-row>
        <table:table-row table:style-name="ro127">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H42];[$'verify-targets-to-chapters'.$A$1:.$B$999];2;0);IF([.$A42]=&quot;&quot;;&quot;&quot;;&quot;省略&quot;))">
            <text:p/>
          </table:table-cell>
          <table:table-cell table:number-columns-repeated="995"/>
        </table:table-row>
        <table:table-row table:style-name="ro127">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H43];[$'verify-targets-to-chapters'.$A$1:.$B$999];2;0);IF([.$A43]=&quot;&quot;;&quot;&quot;;&quot;省略&quot;))">
            <text:p/>
          </table:table-cell>
          <table:table-cell table:number-columns-repeated="995"/>
        </table:table-row>
        <table:table-row table:style-name="ro125">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H44];[$'verify-targets-to-chapters'.$A$1:.$B$999];2;0);IF([.$A44]=&quot;&quot;;&quot;&quot;;&quot;省略&quot;))">
            <text:p/>
          </table:table-cell>
          <table:table-cell table:number-columns-repeated="995"/>
        </table:table-row>
        <table:table-row table:style-name="ro131">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H45];[$'verify-targets-to-chapters'.$A$1:.$B$999];2;0);IF([.$A45]=&quot;&quot;;&quot;&quot;;&quot;省略&quot;))">
            <text:p/>
          </table:table-cell>
          <table:table-cell table:number-columns-repeated="995"/>
        </table:table-row>
        <table:table-row table:style-name="ro128">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H46];[$'verify-targets-to-chapters'.$A$1:.$B$999];2;0);IF([.$A46]=&quot;&quot;;&quot;&quot;;&quot;省略&quot;))">
            <text:p/>
          </table:table-cell>
          <table:table-cell table:number-columns-repeated="995"/>
        </table:table-row>
        <table:table-row table:style-name="ro125">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H47];[$'verify-targets-to-chapters'.$A$1:.$B$999];2;0);IF([.$A47]=&quot;&quot;;&quot;&quot;;&quot;省略&quot;))">
            <text:p/>
          </table:table-cell>
          <table:table-cell table:number-columns-repeated="995"/>
        </table:table-row>
        <table:table-row table:style-name="ro132">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H48];[$'verify-targets-to-chapters'.$A$1:.$B$999];2;0);IF([.$A48]=&quot;&quot;;&quot;&quot;;&quot;省略&quot;))">
            <text:p/>
          </table:table-cell>
          <table:table-cell table:number-columns-repeated="995"/>
        </table:table-row>
        <table:table-row table:style-name="ro125">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H49];[$'verify-targets-to-chapters'.$A$1:.$B$999];2;0);IF([.$A49]=&quot;&quot;;&quot;&quot;;&quot;省略&quot;))">
            <text:p/>
          </table:table-cell>
          <table:table-cell table:number-columns-repeated="995"/>
        </table:table-row>
        <table:table-row table:style-name="ro125">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H50];[$'verify-targets-to-chapters'.$A$1:.$B$999];2;0);IF([.$A50]=&quot;&quot;;&quot;&quot;;&quot;省略&quot;))">
            <text:p/>
          </table:table-cell>
          <table:table-cell table:number-columns-repeated="995"/>
        </table:table-row>
        <table:table-row table:style-name="ro125">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H51];[$'verify-targets-to-chapters'.$A$1:.$B$999];2;0);IF([.$A51]=&quot;&quot;;&quot;&quot;;&quot;省略&quot;))">
            <text:p/>
          </table:table-cell>
          <table:table-cell table:number-columns-repeated="995"/>
        </table:table-row>
        <table:table-row table:style-name="ro125">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H52];[$'verify-targets-to-chapters'.$A$1:.$B$999];2;0);IF([.$A52]=&quot;&quot;;&quot;&quot;;&quot;省略&quot;))">
            <text:p/>
          </table:table-cell>
          <table:table-cell table:number-columns-repeated="995"/>
        </table:table-row>
        <table:table-row table:style-name="ro125">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H53];[$'verify-targets-to-chapters'.$A$1:.$B$999];2;0);IF([.$A53]=&quot;&quot;;&quot;&quot;;&quot;省略&quot;))">
            <text:p/>
          </table:table-cell>
          <table:table-cell table:number-columns-repeated="995"/>
        </table:table-row>
        <table:table-row table:style-name="ro125">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H54];[$'verify-targets-to-chapters'.$A$1:.$B$999];2;0);IF([.$A54]=&quot;&quot;;&quot;&quot;;&quot;省略&quot;))">
            <text:p/>
          </table:table-cell>
          <table:table-cell table:number-columns-repeated="995"/>
        </table:table-row>
        <table:table-row table:style-name="ro125">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H55];[$'verify-targets-to-chapters'.$A$1:.$B$999];2;0);IF([.$A55]=&quot;&quot;;&quot;&quot;;&quot;省略&quot;))">
            <text:p/>
          </table:table-cell>
          <table:table-cell table:number-columns-repeated="995"/>
        </table:table-row>
        <table:table-row table:style-name="ro125">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H56];[$'verify-targets-to-chapters'.$A$1:.$B$999];2;0);IF([.$A56]=&quot;&quot;;&quot;&quot;;&quot;省略&quot;))">
            <text:p/>
          </table:table-cell>
          <table:table-cell table:number-columns-repeated="995"/>
        </table:table-row>
        <table:table-row table:style-name="ro125">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H57];[$'verify-targets-to-chapters'.$A$1:.$B$999];2;0);IF([.$A57]=&quot;&quot;;&quot;&quot;;&quot;省略&quot;))">
            <text:p/>
          </table:table-cell>
          <table:table-cell table:number-columns-repeated="995"/>
        </table:table-row>
        <table:table-row table:style-name="ro125">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H58];[$'verify-targets-to-chapters'.$A$1:.$B$999];2;0);IF([.$A58]=&quot;&quot;;&quot;&quot;;&quot;省略&quot;))">
            <text:p/>
          </table:table-cell>
          <table:table-cell table:number-columns-repeated="995"/>
        </table:table-row>
        <table:table-row table:style-name="ro127">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H59];[$'verify-targets-to-chapters'.$A$1:.$B$999];2;0);IF([.$A59]=&quot;&quot;;&quot;&quot;;&quot;省略&quot;))">
            <text:p/>
          </table:table-cell>
          <table:table-cell table:number-columns-repeated="995"/>
        </table:table-row>
        <table:table-row table:style-name="ro126">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H60];[$'verify-targets-to-chapters'.$A$1:.$B$999];2;0);IF([.$A60]=&quot;&quot;;&quot;&quot;;&quot;省略&quot;))">
            <text:p/>
          </table:table-cell>
          <table:table-cell table:number-columns-repeated="995"/>
        </table:table-row>
        <table:table-row table:style-name="ro125">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H61];[$'verify-targets-to-chapters'.$A$1:.$B$999];2;0);IF([.$A61]=&quot;&quot;;&quot;&quot;;&quot;省略&quot;))">
            <text:p/>
          </table:table-cell>
          <table:table-cell table:number-columns-repeated="995"/>
        </table:table-row>
        <table:table-row table:style-name="ro125">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H62];[$'verify-targets-to-chapters'.$A$1:.$B$999];2;0);IF([.$A62]=&quot;&quot;;&quot;&quot;;&quot;省略&quot;))">
            <text:p/>
          </table:table-cell>
          <table:table-cell table:number-columns-repeated="995"/>
        </table:table-row>
        <table:table-row table:style-name="ro125">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H63];[$'verify-targets-to-chapters'.$A$1:.$B$999];2;0);IF([.$A63]=&quot;&quot;;&quot;&quot;;&quot;省略&quot;))">
            <text:p/>
          </table:table-cell>
          <table:table-cell table:number-columns-repeated="995"/>
        </table:table-row>
        <table:table-row table:style-name="ro133">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H64];[$'verify-targets-to-chapters'.$A$1:.$B$999];2;0);IF([.$A64]=&quot;&quot;;&quot;&quot;;&quot;省略&quot;))">
            <text:p/>
          </table:table-cell>
          <table:table-cell table:number-columns-repeated="995"/>
        </table:table-row>
        <table:table-row table:style-name="ro125">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H65];[$'verify-targets-to-chapters'.$A$1:.$B$999];2;0);IF([.$A65]=&quot;&quot;;&quot;&quot;;&quot;省略&quot;))">
            <text:p/>
          </table:table-cell>
          <table:table-cell table:number-columns-repeated="995"/>
        </table:table-row>
        <table:table-row table:style-name="ro125">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7" table:formula="of:=IFERROR(VLOOKUP([.$H66];[$'verify-targets-to-chapters'.$A$1:.$B$999];2;0);IF([.$A66]=&quot;&quot;;&quot;&quot;;&quot;省略&quot;))">
            <text:p/>
          </table:table-cell>
          <table:table-cell table:number-columns-repeated="995"/>
        </table:table-row>
        <table:table-row table:style-name="ro125">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7" table:formula="of:=IFERROR(VLOOKUP([.$H67];[$'verify-targets-to-chapters'.$A$1:.$B$999];2;0);IF([.$A67]=&quot;&quot;;&quot;&quot;;&quot;省略&quot;))">
            <text:p/>
          </table:table-cell>
          <table:table-cell table:number-columns-repeated="995"/>
        </table:table-row>
        <table:table-row table:style-name="ro127">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4" office:value-type="string" calcext:value-type="string">
            <text:p>-</text:p>
          </table:table-cell>
          <table:table-cell table:style-name="ce184"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7" table:formula="of:=IFERROR(VLOOKUP([.$H68];[$'verify-targets-to-chapters'.$A$1:.$B$999];2;0);IF([.$A68]=&quot;&quot;;&quot;&quot;;&quot;省略&quot;))">
            <text:p/>
          </table:table-cell>
          <table:table-cell table:number-columns-repeated="995"/>
        </table:table-row>
        <table:table-row table:style-name="ro128">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4" office:value-type="string" calcext:value-type="string">
            <text:p>-</text:p>
          </table:table-cell>
          <table:table-cell table:style-name="ce64"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7" table:formula="of:=IFERROR(VLOOKUP([.$H69];[$'verify-targets-to-chapters'.$A$1:.$B$999];2;0);IF([.$A69]=&quot;&quot;;&quot;&quot;;&quot;省略&quot;))">
            <text:p/>
          </table:table-cell>
          <table:table-cell table:number-columns-repeated="995"/>
        </table:table-row>
        <table:table-row table:style-name="ro119">
          <table:table-cell/>
          <table:table-cell table:formula="of:=IF([.$A70]&lt;&gt;&quot;&quot;;MAX([.$B$1:.$B69])+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71]&lt;&gt;&quot;&quot;;MAX([.$B$1:.$B70])+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72]&lt;&gt;&quot;&quot;;MAX([.$B$1:.$B71])+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73]&lt;&gt;&quot;&quot;;MAX([.$B$1:.$B72])+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74]&lt;&gt;&quot;&quot;;MAX([.$B$1:.$B73])+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75]&lt;&gt;&quot;&quot;;MAX([.$B$1:.$B74])+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76]&lt;&gt;&quot;&quot;;MAX([.$B$1:.$B75])+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77]&lt;&gt;&quot;&quot;;MAX([.$B$1:.$B76])+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78]&lt;&gt;&quot;&quot;;MAX([.$B$1:.$B77])+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79]&lt;&gt;&quot;&quot;;MAX([.$B$1:.$B78])+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80]&lt;&gt;&quot;&quot;;MAX([.$B$1:.$B79])+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81]&lt;&gt;&quot;&quot;;MAX([.$B$1:.$B80])+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82]&lt;&gt;&quot;&quot;;MAX([.$B$1:.$B81])+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83]&lt;&gt;&quot;&quot;;MAX([.$B$1:.$B82])+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84]&lt;&gt;&quot;&quot;;MAX([.$B$1:.$B83])+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85]&lt;&gt;&quot;&quot;;MAX([.$B$1:.$B84])+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86]&lt;&gt;&quot;&quot;;MAX([.$B$1:.$B85])+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87]&lt;&gt;&quot;&quot;;MAX([.$B$1:.$B86])+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88]&lt;&gt;&quot;&quot;;MAX([.$B$1:.$B87])+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89]&lt;&gt;&quot;&quot;;MAX([.$B$1:.$B88])+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90]&lt;&gt;&quot;&quot;;MAX([.$B$1:.$B89])+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91]&lt;&gt;&quot;&quot;;MAX([.$B$1:.$B90])+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92]&lt;&gt;&quot;&quot;;MAX([.$B$1:.$B91])+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93]&lt;&gt;&quot;&quot;;MAX([.$B$1:.$B92])+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94]&lt;&gt;&quot;&quot;;MAX([.$B$1:.$B93])+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95]&lt;&gt;&quot;&quot;;MAX([.$B$1:.$B94])+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96]&lt;&gt;&quot;&quot;;MAX([.$B$1:.$B95])+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97]&lt;&gt;&quot;&quot;;MAX([.$B$1:.$B96])+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98]&lt;&gt;&quot;&quot;;MAX([.$B$1:.$B97])+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99]&lt;&gt;&quot;&quot;;MAX([.$B$1:.$B98])+1;&quot;&quot;)">
            <text:p/>
          </table:table-cell>
          <table:table-cell table:style-name="ce186" table:number-columns-repeated="6"/>
          <table:table-cell table:number-columns-repeated="20"/>
          <table:table-cell table:style-name="ce68"/>
          <table:table-cell table:number-columns-repeated="995"/>
        </table:table-row>
        <table:table-row table:style-name="ro119">
          <table:table-cell/>
          <table:table-cell table:formula="of:=IF([.$A100]&lt;&gt;&quot;&quot;;MAX([.$B$1:.$B99])+1;&quot;&quot;)">
            <text:p/>
          </table:table-cell>
          <table:table-cell table:style-name="ce186" table:number-columns-repeated="6"/>
          <table:table-cell table:number-columns-repeated="20"/>
          <table:table-cell table:style-name="ce68"/>
          <table:table-cell table:number-columns-repeated="995"/>
        </table:table-row>
        <table:table-row table:style-name="ro119" table:number-rows-repeated="899">
          <table:table-cell table:number-columns-repeated="2"/>
          <table:table-cell table:style-name="ce186" table:number-columns-repeated="6"/>
          <table:table-cell table:number-columns-repeated="20"/>
          <table:table-cell table:style-name="ce68"/>
          <table:table-cell table:number-columns-repeated="995"/>
        </table:table-row>
        <table:table-row table:style-name="ro119" table:number-rows-repeated="1047576">
          <table:table-cell table:number-columns-repeated="1024"/>
        </table:table-row>
        <table:table-row table:style-name="ro119">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3" table:default-cell-style-name="ce71"/>
        <table:table-column table:style-name="co17" table:visibility="collapse" table:default-cell-style-name="ce71"/>
        <table:table-column table:style-name="co17" table:default-cell-style-name="ce71"/>
        <table:table-column table:style-name="co34" table:default-cell-style-name="ce71"/>
        <table:table-column table:style-name="co35" table:default-cell-style-name="ce71"/>
        <table:table-column table:style-name="co36" table:default-cell-style-name="ce79"/>
        <table:table-column table:style-name="co37" table:default-cell-style-name="ce71"/>
        <table:table-column table:style-name="co36" table:visibility="collapse" table:default-cell-style-name="ce79"/>
        <table:table-column table:style-name="co37" table:visibility="collapse" table:default-cell-style-name="ce71"/>
        <table:table-column table:style-name="co38" table:visibility="collapse" table:default-cell-style-name="ce79"/>
        <table:table-column table:style-name="co39" table:visibility="collapse" table:number-columns-repeated="2" table:default-cell-style-name="ce71"/>
        <table:table-column table:style-name="co17" table:number-columns-repeated="1012" table:default-cell-style-name="ce71"/>
        <table:table-row table:style-name="ro134">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11"/>
        </table:table-row>
        <table:table-row table:style-name="ro135">
          <table:table-cell table:style-name="ce69"/>
          <table:table-cell table:style-name="ce69" table:formula="of:=IF(AND([.$A2]&lt;&gt;&quot;&quot;;NOT(ISNUMBER(FIND(&quot;廃止&quot;;[.$C2]))));MAX([.$B$1:.$B1])+1;&quot;&quot;)">
            <text:p/>
          </table:table-cell>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F2]=&quot;&quot;;&quot;?&quot;;IF([.F2]=[.H2];&quot;&quot;;IF([.H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H2];[$'verify-targets-to-chapters'.$A$1:.$B$999];2;0);IF([.$A2]=&quot;&quot;;&quot;&quot;;&quot;省略&quot;))">
            <text:p/>
          </table:table-cell>
          <table:table-cell table:style-name="ce73" table:number-columns-repeated="1011"/>
        </table:table-row>
        <table:table-row table:style-name="ro127">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74" office:value-type="string" calcext:value-type="string">
            <text:p>アドオン「Disable Sync」を導入する</text:p>
          </table:table-cell>
          <table:table-cell table:style-name="ce74" office:value-type="string" calcext:value-type="string">
            <text:p>-</text:p>
          </table:table-cell>
          <table:table-cell table:style-name="ce69" table:formula="of:=IF([.F3]=&quot;&quot;;&quot;?&quot;;IF([.F3]=[.H3];&quot;&quot;;IF([.H3]=&quot;&quot;;&quot;新規&quot;;&quot;変更あり&quot;)))">
            <text:p/>
          </table:table-cell>
          <table:table-cell table:style-name="ce69" office:value-type="string" calcext:value-type="string">
            <text:p>-</text:p>
          </table:table-cell>
          <table:table-cell table:style-name="ce69" table:formula="of:=IF([.H3]=&quot;&quot;;&quot;?&quot;;IF([.H3]=[.J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H3];[$'verify-targets-to-chapters'.$A$1:.$B$999];2;0);IF([.$A3]=&quot;&quot;;&quot;&quot;;&quot;省略&quot;))">
            <text:p/>
          </table:table-cell>
          <table:table-cell table:style-name="ce73" table:number-columns-repeated="1011"/>
        </table:table-row>
        <table:table-row table:style-name="ro136">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H4];[$'verify-targets-to-chapters'.$A$1:.$B$999];2;0);IF([.$A4]=&quot;&quot;;&quot;&quot;;&quot;省略&quot;))">
            <text:p/>
          </table:table-cell>
          <table:table-cell table:style-name="ce73" table:number-columns-repeated="1011"/>
        </table:table-row>
        <table:table-row table:style-name="ro137">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F5]=&quot;&quot;;&quot;?&quot;;IF([.F5]=[.H5];&quot;&quot;;IF([.H5]=&quot;&quot;;&quot;新規&quot;;&quot;変更あり&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H5];[$'verify-targets-to-chapters'.$A$1:.$B$999];2;0);IF([.$A5]=&quot;&quot;;&quot;&quot;;&quot;省略&quot;))">
            <text:p/>
          </table:table-cell>
          <table:table-cell table:style-name="ce73" table:number-columns-repeated="1011"/>
        </table:table-row>
        <table:table-row table:style-name="ro138">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Firefox 45で廃止</text:p>
          </table:table-cell>
          <table:table-cell table:style-name="ce69" table:formula="of:=IF([.F6]=&quot;&quot;;&quot;?&quot;;IF([.F6]=[.H6];&quot;&quot;;IF([.H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H6]=&quot;&quot;;&quot;?&quot;;IF([.H6]=[.J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H6];[$'verify-targets-to-chapters'.$A$1:.$B$999];2;0);IF([.$A6]=&quot;&quot;;&quot;&quot;;&quot;省略&quot;))">
            <text:p/>
          </table:table-cell>
          <table:table-cell table:style-name="ce73" table:number-columns-repeated="1011"/>
        </table:table-row>
        <table:table-row table:style-name="ro139">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H7];[$'verify-targets-to-chapters'.$A$1:.$B$999];2;0);IF([.$A7]=&quot;&quot;;&quot;&quot;;&quot;省略&quot;))">
            <text:p/>
          </table:table-cell>
          <table:table-cell table:style-name="ce73" table:number-columns-repeated="1011"/>
        </table:table-row>
        <table:table-row table:style-name="ro140">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H8];[$'verify-targets-to-chapters'.$A$1:.$B$999];2;0);IF([.$A8]=&quot;&quot;;&quot;&quot;;&quot;省略&quot;))">
            <text:p/>
          </table:table-cell>
          <table:table-cell table:style-name="ce73" table:number-columns-repeated="1011"/>
        </table:table-row>
        <table:table-row table:style-name="ro130">
          <table:table-cell table:style-name="ce69"/>
          <table:table-cell table:style-name="ce69" table:formula="of:=IF(AND([.$A9]&lt;&gt;&quot;&quot;;NOT(ISNUMBER(FIND(&quot;廃止&quot;;[.$C9]))));MAX([.$B$1:.$B8])+1;&quot;&quot;)">
            <text:p/>
          </table:table-cell>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を導入する</text:p>
            <text:p>2. globalChrome.cssで設定を反映する</text:p>
          </table:table-cell>
          <table:table-cell table:style-name="ce74" office:value-type="string" calcext:value-type="string">
            <text:p>MenuShortcut-55に統合</text:p>
          </table:table-cell>
          <table:table-cell table:style-name="ce69" table:formula="of:=IF([.F9]=&quot;&quot;;&quot;?&quot;;IF([.F9]=[.H9];&quot;&quot;;IF([.H9]=&quot;&quot;;&quot;新規&quot;;&quot;変更あり&quot;)))">
            <text:p/>
          </table:table-cell>
          <table:table-cell table:style-name="ce69" office:value-type="string" calcext:value-type="string">
            <text:p>MenuShortcut-55に統合</text:p>
          </table:table-cell>
          <table:table-cell table:style-name="ce69" table:formula="of:=IF([.H9]=&quot;&quot;;&quot;?&quot;;IF([.H9]=[.J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H9];[$'verify-targets-to-chapters'.$A$1:.$B$999];2;0);IF([.$A9]=&quot;&quot;;&quot;&quot;;&quot;省略&quot;))">
            <text:p/>
          </table:table-cell>
          <table:table-cell table:style-name="ce73" table:number-columns-repeated="1011"/>
        </table:table-row>
        <table:table-row table:style-name="ro135">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を導入する</text:p>
            <text:p>2. globalChrome.cssで設定を反映する</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H10];[$'verify-targets-to-chapters'.$A$1:.$B$999];2;0);IF([.$A10]=&quot;&quot;;&quot;&quot;;&quot;省略&quot;))">
            <text:p/>
          </table:table-cell>
          <table:table-cell table:number-columns-repeated="1011"/>
        </table:table-row>
        <table:table-row table:style-name="ro132">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H11];[$'verify-targets-to-chapters'.$A$1:.$B$999];2;0);IF([.$A11]=&quot;&quot;;&quot;&quot;;&quot;省略&quot;))">
            <text:p/>
          </table:table-cell>
          <table:table-cell table:number-columns-repeated="1011"/>
        </table:table-row>
        <table:table-row table:style-name="ro129">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H12];[$'verify-targets-to-chapters'.$A$1:.$B$999];2;0);IF([.$A12]=&quot;&quot;;&quot;&quot;;&quot;省略&quot;))">
            <text:p/>
          </table:table-cell>
          <table:table-cell table:number-columns-repeated="1011"/>
        </table:table-row>
        <table:table-row table:style-name="ro139">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office:value-type="string" office:string-value="新規" calcext:value-type="string">
            <text:p>新規</text:p>
          </table:table-cell>
          <table:table-cell table:number-columns-repeated="5"/>
          <table:table-cell table:style-name="ce81" table:formula="of:=IFERROR(VLOOKUP([.$H13];[$'verify-targets-to-chapters'.$A$1:.$B$999];2;0);IF([.$A13]=&quot;&quot;;&quot;&quot;;&quot;省略&quot;))">
            <text:p/>
          </table:table-cell>
          <table:table-cell table:number-columns-repeated="1011"/>
        </table:table-row>
        <table:table-row table:style-name="ro142">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を導入する</text:p>
            <text:p>2. globalChrome.cssで設定を反映する</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office:value-type="string" office:string-value="新規" calcext:value-type="string">
            <text:p>新規</text:p>
          </table:table-cell>
          <table:table-cell table:number-columns-repeated="5"/>
          <table:table-cell table:style-name="ce81" table:formula="of:=IFERROR(VLOOKUP([.$H14];[$'verify-targets-to-chapters'.$A$1:.$B$999];2;0);IF([.$A14]=&quot;&quot;;&quot;&quot;;&quot;省略&quot;))">
            <text:p/>
          </table:table-cell>
          <table:table-cell table:number-columns-repeated="1011"/>
        </table:table-row>
        <table:table-row table:style-name="ro119">
          <table:table-cell/>
          <table:table-cell table:style-name="ce73" table:formula="of:=IF([.$A15]&lt;&gt;&quot;&quot;;MAX([.$B$1:.$B1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16]&lt;&gt;&quot;&quot;;MAX([.$B$1:.$B1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17]&lt;&gt;&quot;&quot;;MAX([.$B$1:.$B1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18]&lt;&gt;&quot;&quot;;MAX([.$B$1:.$B1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19]&lt;&gt;&quot;&quot;;MAX([.$B$1:.$B1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0]&lt;&gt;&quot;&quot;;MAX([.$B$1:.$B1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1]&lt;&gt;&quot;&quot;;MAX([.$B$1:.$B2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2]&lt;&gt;&quot;&quot;;MAX([.$B$1:.$B2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3]&lt;&gt;&quot;&quot;;MAX([.$B$1:.$B2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4]&lt;&gt;&quot;&quot;;MAX([.$B$1:.$B2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5]&lt;&gt;&quot;&quot;;MAX([.$B$1:.$B2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6]&lt;&gt;&quot;&quot;;MAX([.$B$1:.$B2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7]&lt;&gt;&quot;&quot;;MAX([.$B$1:.$B2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8]&lt;&gt;&quot;&quot;;MAX([.$B$1:.$B2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29]&lt;&gt;&quot;&quot;;MAX([.$B$1:.$B2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0]&lt;&gt;&quot;&quot;;MAX([.$B$1:.$B2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1]&lt;&gt;&quot;&quot;;MAX([.$B$1:.$B3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2]&lt;&gt;&quot;&quot;;MAX([.$B$1:.$B3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3]&lt;&gt;&quot;&quot;;MAX([.$B$1:.$B3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4]&lt;&gt;&quot;&quot;;MAX([.$B$1:.$B3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5]&lt;&gt;&quot;&quot;;MAX([.$B$1:.$B3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6]&lt;&gt;&quot;&quot;;MAX([.$B$1:.$B3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7]&lt;&gt;&quot;&quot;;MAX([.$B$1:.$B3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8]&lt;&gt;&quot;&quot;;MAX([.$B$1:.$B3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39]&lt;&gt;&quot;&quot;;MAX([.$B$1:.$B3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0]&lt;&gt;&quot;&quot;;MAX([.$B$1:.$B3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1]&lt;&gt;&quot;&quot;;MAX([.$B$1:.$B4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2]&lt;&gt;&quot;&quot;;MAX([.$B$1:.$B4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3]&lt;&gt;&quot;&quot;;MAX([.$B$1:.$B4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4]&lt;&gt;&quot;&quot;;MAX([.$B$1:.$B4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5]&lt;&gt;&quot;&quot;;MAX([.$B$1:.$B4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6]&lt;&gt;&quot;&quot;;MAX([.$B$1:.$B4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7]&lt;&gt;&quot;&quot;;MAX([.$B$1:.$B4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8]&lt;&gt;&quot;&quot;;MAX([.$B$1:.$B4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49]&lt;&gt;&quot;&quot;;MAX([.$B$1:.$B4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0]&lt;&gt;&quot;&quot;;MAX([.$B$1:.$B4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1]&lt;&gt;&quot;&quot;;MAX([.$B$1:.$B5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2]&lt;&gt;&quot;&quot;;MAX([.$B$1:.$B5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3]&lt;&gt;&quot;&quot;;MAX([.$B$1:.$B5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4]&lt;&gt;&quot;&quot;;MAX([.$B$1:.$B5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5]&lt;&gt;&quot;&quot;;MAX([.$B$1:.$B5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6]&lt;&gt;&quot;&quot;;MAX([.$B$1:.$B5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7]&lt;&gt;&quot;&quot;;MAX([.$B$1:.$B5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8]&lt;&gt;&quot;&quot;;MAX([.$B$1:.$B5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59]&lt;&gt;&quot;&quot;;MAX([.$B$1:.$B5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0]&lt;&gt;&quot;&quot;;MAX([.$B$1:.$B5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1]&lt;&gt;&quot;&quot;;MAX([.$B$1:.$B6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2]&lt;&gt;&quot;&quot;;MAX([.$B$1:.$B6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3]&lt;&gt;&quot;&quot;;MAX([.$B$1:.$B6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4]&lt;&gt;&quot;&quot;;MAX([.$B$1:.$B6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5]&lt;&gt;&quot;&quot;;MAX([.$B$1:.$B6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6]&lt;&gt;&quot;&quot;;MAX([.$B$1:.$B6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7]&lt;&gt;&quot;&quot;;MAX([.$B$1:.$B6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8]&lt;&gt;&quot;&quot;;MAX([.$B$1:.$B6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69]&lt;&gt;&quot;&quot;;MAX([.$B$1:.$B6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0]&lt;&gt;&quot;&quot;;MAX([.$B$1:.$B6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1]&lt;&gt;&quot;&quot;;MAX([.$B$1:.$B7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2]&lt;&gt;&quot;&quot;;MAX([.$B$1:.$B7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3]&lt;&gt;&quot;&quot;;MAX([.$B$1:.$B7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4]&lt;&gt;&quot;&quot;;MAX([.$B$1:.$B7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5]&lt;&gt;&quot;&quot;;MAX([.$B$1:.$B7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6]&lt;&gt;&quot;&quot;;MAX([.$B$1:.$B7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7]&lt;&gt;&quot;&quot;;MAX([.$B$1:.$B7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8]&lt;&gt;&quot;&quot;;MAX([.$B$1:.$B7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79]&lt;&gt;&quot;&quot;;MAX([.$B$1:.$B7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0]&lt;&gt;&quot;&quot;;MAX([.$B$1:.$B7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1]&lt;&gt;&quot;&quot;;MAX([.$B$1:.$B8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2]&lt;&gt;&quot;&quot;;MAX([.$B$1:.$B8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3]&lt;&gt;&quot;&quot;;MAX([.$B$1:.$B8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4]&lt;&gt;&quot;&quot;;MAX([.$B$1:.$B8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5]&lt;&gt;&quot;&quot;;MAX([.$B$1:.$B8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6]&lt;&gt;&quot;&quot;;MAX([.$B$1:.$B8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7]&lt;&gt;&quot;&quot;;MAX([.$B$1:.$B8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8]&lt;&gt;&quot;&quot;;MAX([.$B$1:.$B8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89]&lt;&gt;&quot;&quot;;MAX([.$B$1:.$B8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0]&lt;&gt;&quot;&quot;;MAX([.$B$1:.$B89])+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1]&lt;&gt;&quot;&quot;;MAX([.$B$1:.$B90])+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2]&lt;&gt;&quot;&quot;;MAX([.$B$1:.$B91])+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3]&lt;&gt;&quot;&quot;;MAX([.$B$1:.$B92])+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4]&lt;&gt;&quot;&quot;;MAX([.$B$1:.$B93])+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5]&lt;&gt;&quot;&quot;;MAX([.$B$1:.$B94])+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6]&lt;&gt;&quot;&quot;;MAX([.$B$1:.$B95])+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7]&lt;&gt;&quot;&quot;;MAX([.$B$1:.$B96])+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8]&lt;&gt;&quot;&quot;;MAX([.$B$1:.$B97])+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table-cell/>
          <table:table-cell table:style-name="ce73" table:formula="of:=IF([.$A99]&lt;&gt;&quot;&quot;;MAX([.$B$1:.$B98])+1;&quot;&quot;)">
            <text:p/>
          </table:table-cell>
          <table:table-cell table:style-name="ce75" table:number-columns-repeated="3"/>
          <table:table-cell table:style-name="ce78"/>
          <table:table-cell table:number-columns-repeated="6"/>
          <table:table-cell table:style-name="ce82"/>
          <table:table-cell table:number-columns-repeated="1011"/>
        </table:table-row>
        <table:table-row table:style-name="ro119" table:number-rows-repeated="900">
          <table:table-cell table:number-columns-repeated="2"/>
          <table:table-cell table:style-name="ce75" table:number-columns-repeated="3"/>
          <table:table-cell table:style-name="ce78"/>
          <table:table-cell table:number-columns-repeated="6"/>
          <table:table-cell table:style-name="ce82"/>
          <table:table-cell table:number-columns-repeated="1011"/>
        </table:table-row>
        <table:table-row table:style-name="ro119" table:number-rows-repeated="1047576">
          <table:table-cell table:number-columns-repeated="1024"/>
        </table:table-row>
        <table:table-row table:style-name="ro119">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0" table:default-cell-style-name="Default"/>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customization-items'.$B$1:'customization-items'.$C$1013];COLUMN(['customization-items'.$C$1])-COLUMN(['customization-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399;['menuitem-shortcut-disable-items'.$B$1:.$C$999];COLUMN(['menuitem-shortcut-disable-items'.$C$1])-COLUMN(['menuitem-shortcut-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table-cell table:formula="of:=IFERROR(VLOOKUP(ROW()-499;['misc-ui-disable-items'.$B$1:.$C$999];COLUMN(['misc-ui-disable-items'.$C$1])-COLUMN(['misc-ui-disable-items'.$B$1])+1;0);&quot;&quot;)">
            <text:p/>
          </table:table-cell>
        </table:table-row>
        <table:table-row table:style-name="ro119" table:number-rows-repeated="1047976">
          <table:table-cell/>
        </table:table-row>
        <table:table-row table:style-name="ro119">
          <table:table-cell/>
        </table:table-row>
      </table:table>
      <table:table table:name="verify-targets-to-chapters" table:style-name="ta1">
        <table:table-column table:style-name="co17" table:default-cell-style-name="Default"/>
        <table:table-row table:style-name="ro14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30">0000/00/00</text:date>, <text:time style:data-style-name="N2" text:time-value="16:30:26.328331108">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Linux_X86_64 LibreOffice_project/40m0$Build-2</meta:generator>
    <dc:date>2018-01-30T16:57:38.779422868</dc:date>
    <meta:editing-duration>P8DT17H3M41S</meta:editing-duration>
    <meta:editing-cycles>504</meta:editing-cycles>
    <meta:document-statistic meta:table-count="5" meta:cell-count="9185" meta:object-count="0"/>
  </office:meta>
</office:document-meta>
</file>